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en" fo:country="US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Состав стенда.</text:h>
      <text:p text:style-name="P1">Вольтметр <text:s/>В7-78 <text:span text:style-name="T1">c USBtMC </text:span>портом (3510А) и плата коммутации, управляемая микроконтроллером.</text:p>
      <text:p text:style-name="P1"/>
      <text:p text:style-name="P1"/>
      <text:h text:style-name="P4" text:outline-level="1">Описание работы устройства</text:h>
      <text:p text:style-name="P1">Вольтметр имеет выход сигнала синхронизации, управляемый командной «триггер», подключеный к входу синхронизации на плате коммутации, которая по команде с микроконтроллера переключает тестовфые выводы на очередную пару контрольнфх точек.</text:p>
      <text:p text:style-name="P1"/>
      <text:p text:style-name="P1">Вольтметр подключен при помощи <text:span text:style-name="T1">USB </text:span>порта к <text:span text:style-name="T1">PC.</text:span></text:p>
      <text:p text:style-name="P1"><text:span text:style-name="T1"/></text:p>
      <text:p text:style-name="P1">На <text:span text:style-name="T1">PC </text:span>запускается программа состоящая из пакета команд <text:span text:style-name="T1">SPCI, </text:span>которые конфигурируют установки волтьметра перед измерением, запускают измерение и считывают результтат в файл для последующей обработки результатов. Последней<text:tab/>командой в пакете является вызов триггера, в результате которого на выход синхронизации вольтметра подается импульс, воспринимаемый контроллером платы как сигнал к переключению тестовых выводов к следующей паре контрольнфх точек.</text:p>
      <text:p text:style-name="P1"/>
      <text:p text:style-name="P1"/>
      <text:h text:style-name="P5" text:outline-level="1">Требования к программному обеспечению</text:h>
      <text:p text:style-name="P2"><text:span text:style-name="T2">Программное обеспечение <text:s/>представляет собой среду программирования, которая позволяет записывать и хранить пакеты команд </text:span><text:span text:style-name="T1">SCPI, </text:span><text:span text:style-name="T2">передавать их через </text:span><text:span text:style-name="T1">Rs-232 </text:span><text:span text:style-name="T2">или</text:span><text:span text:style-name="T1"> USB</text:span><text:span text:style-name="T2">интерфейс в вольтметр, и принимать результаты измерений и записывать их в любом распостраненном формате в файл для возможности последующей обработки.</text:span></text:p>
      <text:p text:style-name="P3">&lt;<text:span text:style-name="T2">без использования каких либо других языков программирования (</text:span>JAVA, <text:span text:style-name="T3">phyton, C++</text:span><text:span text:style-name="T2">)</text:span>&gt;</text:p>
      <text:p text:style-name="P2"><text:span text:style-name="T2"><text:s/>Желательно в одном из форматов </text:span><text:span text:style-name="T1">OPEN office / libre office, </text:span><text:span text:style-name="T2">так как предполагается в дальнейшем изспользовать для работы установки </text:span><text:span text:style-name="T1">LINUX. <text:s/></text:span><text:span text:style-name="T2">Если такого не существует, то в любом из форматов </text:span><text:span text:style-name="T1">WINDO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nikolaev</meta:initial-creator>
    <meta:creation-date>2021-07-16T15:12:29.78</meta:creation-date>
    <meta:document-statistic meta:table-count="0" meta:image-count="0" meta:object-count="0" meta:page-count="1" meta:paragraph-count="10" meta:word-count="191" meta:character-count="1488"/>
    <dc:date>2021-07-16T15:39:22.13</dc:date>
    <dc:creator>anton nikolaev</dc:creator>
    <meta:editing-duration>PT9M1S</meta:editing-duration>
    <meta:editing-cycles>1</meta:editing-cycles>
    <meta:generator>OpenOffice/4.1.7$Win32 OpenOffice.org_project/417m1$Build-9800</meta:generator>
  </office:meta>
</office:document-meta>
</file>